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3" calcext:value-type="float">
            <text:p>3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5" calcext:value-type="float">
            <text:p>2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6" calcext:value-type="float">
            <text:p>3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ce54" office:value-type="string" calcext:value-type="string" table:number-columns-spanned="1" table:number-rows-spanned="2">
            <text:p>Clustering</text:p>
          </table: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K-mean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table-cell table:style-name="ml" table:number-columns-repeated="2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table-cell table:style-name="ml" table:number-columns-repeated="2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table-cell table:style-name="ml" table:number-columns-repeated="2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table:number-columns-repeated="2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6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ce22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table-cell table:style-name="ce129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table-cell table:style-name="ce129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table-cell table:style-name="ce129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2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table-cell table:style-name="ce129"/>
          <table:table-cell table:style-name="ce224"/>
          <table:table-cell table:style-name="ce1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table-cell table:style-name="ce129"/>
          <table:table-cell table:style-name="ce224"/>
          <table:table-cell table:style-name="ce1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table-cell table:style-name="ce129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4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19-10-24T11:03:45Z</meta:creation-date>
    <dc:date>2021-12-14T14:46:36.954128731</dc:date>
    <meta:editing-cycles>479</meta:editing-cycles>
    <meta:editing-duration>P1DT8H48M45S</meta:editing-duration>
    <meta:document-statistic meta:table-count="19" meta:cell-count="919" meta:object-count="0"/>
  </office:meta>
</office:document-meta>
</file>